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5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 office:value-type="string">
            <text:p>AH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64 X R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style-name="Default"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table:style-name="ce14"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64 XM W</text:p>
          </table:table-cell>
          <table:table-cell office:value-type="string">
            <text:p>64 X R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f3 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f3 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M R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table:style-name="ce14" office:value-type="string">
            <text:p>0f d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64 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448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3">
          <table:table-cell table:number-columns-repeated="26"/>
        </table:table-row>
        <table:table-row table:style-name="ro2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1T18:44:44</dc:date>
    <meta:editing-duration>P4DT7H52M59S</meta:editing-duration>
    <meta:editing-cycles>245</meta:editing-cycles>
    <meta:document-statistic meta:table-count="3" meta:cell-count="6241" meta:object-count="0"/>
  </office:meta>
</office:document-meta>
</file>